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wis721 Ex BT" svg:font-family="Swis721 Ex BT" style:font-family-generic="swiss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entury Gothic" svg:font-family="Century Gothic" style:font-family-generic="swiss" style:font-pitch="variable" svg:panose-1="2 11 5 2 2 2 2 2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essunaspaziatura" style:master-page-name="MP0" style:list-style-name="LFO1" style:family="paragraph">
      <style:paragraph-properties fo:break-before="page"/>
      <style:text-properties style:font-name="Century Gothic" fo:font-weight="bold" style:font-weight-asian="bold" style:font-weight-complex="bold" fo:font-size="12pt" style:font-size-asian="12pt" style:font-size-complex="12pt" fo:background-color="#FFFF00" style:text-underline-type="single" style:text-underline-style="solid" style:text-underline-width="auto" style:text-underline-mode="continuous" style:language-asian="it" style:country-asian="IT"/>
    </style:style>
    <style:style style:name="P2" style:parent-style-name="Nessunaspaziatura" style:family="paragraph">
      <style:text-properties style:font-name="Century Gothic" fo:font-weight="bold" style:font-weight-asian="bold" style:font-weight-complex="bold" fo:font-size="12pt" style:font-size-asian="12pt" style:font-size-complex="12pt" style:language-asian="it" style:country-asian="IT"/>
    </style:style>
    <style:style style:name="P3" style:parent-style-name="Nessunaspaziatura" style:family="paragraph">
      <style:text-properties style:font-name="Century Gothic" fo:color="#92D050" fo:font-size="12pt" style:font-size-asian="12pt" style:font-size-complex="12pt" style:language-asian="it" style:country-asian="IT"/>
    </style:style>
    <style:style style:name="P4" style:parent-style-name="Nessunaspaziatura" style:family="paragraph">
      <style:text-properties style:font-name="Century Gothic" fo:font-size="12pt" style:font-size-asian="12pt" style:font-size-complex="12pt" style:language-asian="it" style:country-asian="IT"/>
    </style:style>
    <style:style style:name="T5" style:parent-style-name="Car.predefinitoparagrafo" style:family="text">
      <style:text-properties style:font-name="Century Gothic" style:font-name-asian="Times New Roman" style:font-name-complex="Arial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6" style:parent-style-name="Car.predefinitoparagrafo" style:family="text">
      <style:text-properties style:font-name="Century Gothic" style:font-name-complex="Swis721 Ex BT" fo:font-weight="bold" style:font-weight-asian="bold" style:font-weight-complex="bold" fo:color="#221E1F" fo:font-size="12pt" style:font-size-asian="12pt" style:font-size-complex="12pt"/>
    </style:style>
    <style:style style:name="T7" style:parent-style-name="Car.predefinitoparagrafo" style:family="text">
      <style:text-properties style:font-name="Century Gothic" style:font-name-asian="Times New Roman" style:font-name-complex="Arial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8" style:parent-style-name="Default" style:family="paragraph">
      <style:text-properties style:font-name="Century Gothic"/>
    </style:style>
    <style:style style:name="P9" style:parent-style-name="Pa0" style:family="paragraph">
      <style:text-properties style:font-name="Century Gothic" style:font-name-complex="Swis721 Ex BT" fo:color="#221E1F"/>
    </style:style>
    <style:style style:name="P10" style:parent-style-name="Default" style:family="paragraph">
      <style:text-properties style:font-name="Century Gothic"/>
    </style:style>
    <style:style style:name="P11" style:parent-style-name="Normale" style:family="paragraph">
      <style:paragraph-properties fo:margin-bottom="0in" fo:line-height="100%"/>
    </style:style>
    <style:style style:name="T12" style:parent-style-name="Car.predefinitoparagrafo" style:family="text">
      <style:text-properties style:font-name="Century Gothic" style:font-name-complex="Swis721 Ex BT" fo:color="#221E1F" fo:font-size="12pt" style:font-size-asian="12pt" style:font-size-complex="12pt"/>
    </style:style>
    <style:style style:name="T13" style:parent-style-name="Car.predefinitoparagrafo" style:family="text"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T14" style:parent-style-name="Car.predefinitoparagrafo" style:family="text">
      <style:text-properties style:font-name="Century Gothic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5" style:parent-style-name="Car.predefinitoparagrafo" style:family="text"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T16" style:parent-style-name="Car.predefinitoparagrafo" style:family="text">
      <style:text-properties style:font-name="Century Gothic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P17" style:parent-style-name="Normale" style:family="paragraph">
      <style:paragraph-properties fo:margin-bottom="0in" fo:line-height="100%"/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T18" style:parent-style-name="Car.predefinitoparagrafo" style:family="text">
      <style:text-properties style:font-name="Century Gothic" style:font-name-complex="Swis721 Ex BT" fo:color="#221E1F"/>
    </style:style>
    <style:style style:name="T19" style:parent-style-name="Car.predefinitoparagrafo" style:family="text">
      <style:text-properties style:font-name="Century Gothic" style:font-name-asian="Times New Roman" style:language-asian="it" style:country-asian="IT"/>
    </style:style>
    <style:style style:name="T20" style:parent-style-name="Car.predefinitoparagrafo" style:family="text">
      <style:text-properties style:font-name="Century Gothic" style:font-name-asian="Times New Roman" fo:font-weight="bold" style:font-weight-asian="bold" style:font-weight-complex="bold" style:language-asian="it" style:country-asian="IT"/>
    </style:style>
    <style:style style:name="T21" style:parent-style-name="Car.predefinitoparagrafo" style:family="text">
      <style:text-properties style:font-name="Century Gothic" style:font-name-asian="Times New Roman" style:language-asian="it" style:country-asian="IT"/>
    </style:style>
    <style:style style:name="T22" style:parent-style-name="Car.predefinitoparagrafo" style:family="text">
      <style:text-properties style:font-name="Century Gothic" style:font-name-asian="Times New Roman" fo:font-weight="bold" style:font-weight-asian="bold" style:font-weight-complex="bold" style:language-asian="it" style:country-asian="IT"/>
    </style:style>
    <style:style style:name="T23" style:parent-style-name="Car.predefinitoparagrafo" style:family="text">
      <style:text-properties style:font-name="Century Gothic" style:font-name-asian="Times New Roman" style:language-asian="it" style:country-asian="IT"/>
    </style:style>
    <style:style style:name="P24" style:parent-style-name="Nessunaspaziatura" style:family="paragraph">
      <style:text-properties style:font-name="Century Gothic" fo:font-size="12pt" style:font-size-asian="12pt" style:font-size-complex="12pt"/>
    </style:style>
    <style:style style:name="P25" style:parent-style-name="Normale" style:family="paragraph">
      <style:paragraph-properties fo:margin-bottom="0in" fo:line-height="100%"/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P26" style:parent-style-name="Normale" style:family="paragraph">
      <style:paragraph-properties fo:margin-bottom="0in" fo:line-height="100%"/>
      <style:text-properties style:font-name="Century Gothic" fo:font-size="12pt" style:font-size-asian="12pt" style:font-size-complex="12pt"/>
    </style:style>
    <style:style style:name="T27" style:parent-style-name="Car.predefinitoparagrafo" style:family="text">
      <style:text-properties style:font-name="Century Gothic" style:font-name-complex="Swis721 Ex BT" fo:font-weight="bold" style:font-weight-asian="bold" style:font-weight-complex="bold" fo:color="#221E1F" fo:font-size="12pt" style:font-size-asian="12pt" style:font-size-complex="12pt"/>
    </style:style>
    <style:style style:name="T28" style:parent-style-name="Car.predefinitoparagrafo" style:family="text">
      <style:text-properties style:font-name="Century Gothic" style:font-name-complex="Swis721 Ex BT" fo:font-weight="bold" style:font-weight-asian="bold" style:font-weight-complex="bold" fo:color="#221E1F" fo:font-size="12pt" style:font-size-asian="12pt" style:font-size-complex="12pt"/>
    </style:style>
    <style:style style:name="P29" style:parent-style-name="Nessunaspaziatura" style:family="paragraph">
      <style:text-properties style:font-name="Century Gothic" fo:font-size="12pt" style:font-size-asian="12pt" style:font-size-complex="12pt"/>
    </style:style>
    <style:style style:name="P30" style:parent-style-name="Pa2" style:family="paragraph">
      <style:paragraph-properties fo:line-height="100%" fo:margin-right="-0.0006in"/>
      <style:text-properties style:font-name="Century Gothic" style:font-name-complex="Swis721 Ex BT" fo:color="#221E1F" style:letter-kerning="true"/>
    </style:style>
    <style:style style:name="P31" style:parent-style-name="Pa2" style:family="paragraph">
      <style:paragraph-properties fo:line-height="100%" fo:margin-right="3.9444in"/>
    </style:style>
    <style:style style:name="T32" style:parent-style-name="Car.predefinitoparagrafo" style:family="text">
      <style:text-properties style:font-name="Century Gothic" style:letter-kerning="true"/>
    </style:style>
    <style:style style:name="T33" style:parent-style-name="Car.predefinitoparagrafo" style:family="text">
      <style:text-properties style:font-name="Century Gothic" style:font-name-complex="Swis721 Ex BT" fo:color="#221E1F" style:letter-kerning="true"/>
    </style:style>
    <style:style style:name="P34" style:parent-style-name="Pa2" style:family="paragraph">
      <style:paragraph-properties fo:line-height="100%" fo:margin-right="3.9444in"/>
    </style:style>
    <style:style style:name="T35" style:parent-style-name="Car.predefinitoparagrafo" style:family="text">
      <style:text-properties style:font-name="Century Gothic" style:letter-kerning="true"/>
    </style:style>
    <style:style style:name="T36" style:parent-style-name="Car.predefinitoparagrafo" style:family="text">
      <style:text-properties style:font-name="Century Gothic" style:font-name-complex="Swis721 Ex BT" fo:color="#221E1F" style:letter-kerning="true"/>
    </style:style>
    <style:style style:name="P37" style:parent-style-name="Pa2" style:family="paragraph">
      <style:paragraph-properties fo:line-height="100%" fo:margin-right="3.9444in"/>
    </style:style>
    <style:style style:name="T38" style:parent-style-name="Car.predefinitoparagrafo" style:family="text">
      <style:text-properties style:font-name="Century Gothic" style:letter-kerning="true"/>
    </style:style>
    <style:style style:name="T39" style:parent-style-name="Car.predefinitoparagrafo" style:family="text">
      <style:text-properties style:font-name="Century Gothic" style:font-name-complex="Swis721 Ex BT" fo:color="#221E1F" style:letter-kerning="true"/>
    </style:style>
    <style:style style:name="T40" style:parent-style-name="Car.predefinitoparagrafo" style:family="text">
      <style:text-properties style:font-name="Century Gothic"/>
    </style:style>
    <style:style style:name="T41" style:parent-style-name="Car.predefinitoparagrafo" style:family="text">
      <style:text-properties style:font-name="Century Gothic" fo:color="#221E1F"/>
    </style:style>
    <style:style style:name="P42" style:parent-style-name="Default" style:family="paragraph">
      <style:text-properties style:font-name="Century Gothic" fo:color="#221E1F"/>
    </style:style>
    <style:style style:name="P43" style:parent-style-name="Default" style:family="paragraph">
      <style:text-properties style:font-name="Century Gothic" fo:color="#221E1F"/>
    </style:style>
    <style:style style:name="P44" style:parent-style-name="Default" style:family="paragraph">
      <style:text-properties style:font-name="Century Gothic" fo:color="#221E1F"/>
    </style:style>
    <style:style style:name="P45" style:parent-style-name="Nessunaspaziatura" style:list-style-name="LFO1" style:family="paragraph">
      <style:text-properties style:font-name="Century Gothic" fo:font-weight="bold" style:font-weight-asian="bold" style:font-weight-complex="bold" fo:font-size="12pt" style:font-size-asian="12pt" style:font-size-complex="12pt" fo:background-color="#FFFF00" style:text-underline-type="single" style:text-underline-style="solid" style:text-underline-width="auto" style:text-underline-mode="continuous" style:language-asian="it" style:country-asian="IT"/>
    </style:style>
    <style:style style:name="P46" style:parent-style-name="Nessunaspaziatura" style:family="paragraph">
      <style:paragraph-properties fo:margin-left="0.25in">
        <style:tab-stops/>
      </style:paragraph-properties>
      <style:text-properties style:font-name="Century Gothic" fo:font-weight="bold" style:font-weight-asian="bold" style:font-weight-complex="bold" fo:font-size="12pt" style:font-size-asian="12pt" style:font-size-complex="12pt" fo:background-color="#FFFF00" style:text-underline-type="single" style:text-underline-style="solid" style:text-underline-width="auto" style:text-underline-mode="continuous" style:language-asian="it" style:country-asian="IT"/>
    </style:style>
    <style:style style:name="P47" style:parent-style-name="Nessunaspaziatura" style:family="paragraph">
      <style:text-properties style:font-name="Century Gothic" fo:font-size="12pt" style:font-size-asian="12pt" style:font-size-complex="12pt" style:text-underline-type="single" style:text-underline-style="solid" style:text-underline-width="auto" style:text-underline-mode="continuous" style:language-asian="it" style:country-asian="IT"/>
    </style:style>
    <style:style style:name="P48" style:parent-style-name="Normale" style:family="paragraph">
      <style:paragraph-properties fo:margin-bottom="0in" style:line-height-at-least="0.25in"/>
      <style:text-properties fo:hyphenate="true"/>
    </style:style>
    <style:style style:name="T49" style:parent-style-name="Car.predefinitoparagrafo" style:family="text">
      <style:text-properties style:font-name="Century Gothic" style:font-name-complex="Swis721 Ex BT" fo:color="#221E1F" style:letter-kerning="false" fo:font-size="12pt" style:font-size-asian="12pt" style:font-size-complex="12pt"/>
    </style:style>
    <style:style style:name="T50" style:parent-style-name="Car.predefinitoparagrafo" style:family="text">
      <style:text-properties style:font-name="Century Gothic" style:font-name-complex="Swis721 Ex BT" fo:font-weight="bold" style:font-weight-asian="bold" style:font-weight-complex="bold" fo:color="#221E1F" fo:font-size="12pt" style:font-size-asian="12pt" style:font-size-complex="12pt"/>
    </style:style>
    <style:style style:name="T51" style:parent-style-name="Car.predefinitoparagrafo" style:family="text">
      <style:text-properties style:font-name="Century Gothic" style:font-name-complex="Swis721 Ex BT" fo:color="#221E1F" style:letter-kerning="false" fo:font-size="12pt" style:font-size-asian="12pt" style:font-size-complex="12pt"/>
    </style:style>
    <style:style style:name="T52" style:parent-style-name="Car.predefinitoparagrafo" style:family="text">
      <style:text-properties style:font-name="Century Gothic" style:font-name-complex="Swis721 Ex BT" fo:color="#221E1F" style:letter-kerning="false" fo:font-size="12pt" style:font-size-asian="12pt" style:font-size-complex="12pt"/>
    </style:style>
    <style:style style:name="T53" style:parent-style-name="Car.predefinitoparagrafo" style:family="text">
      <style:text-properties style:font-name="Century Gothic" style:font-name-complex="Swis721 Ex BT" fo:color="#221E1F" style:letter-kerning="false" fo:font-size="12pt" style:font-size-asian="12pt" style:font-size-complex="12pt"/>
    </style:style>
    <style:style style:name="T54" style:parent-style-name="Car.predefinitoparagrafo" style:family="text">
      <style:text-properties style:font-name="Century Gothic" style:font-name-complex="Swis721 Ex BT" fo:font-weight="bold" style:font-weight-asian="bold" style:font-weight-complex="bold" fo:color="#221E1F" fo:font-size="12pt" style:font-size-asian="12pt" style:font-size-complex="12pt"/>
    </style:style>
    <style:style style:name="T55" style:parent-style-name="Car.predefinitoparagrafo" style:family="text">
      <style:text-properties style:font-name="Century Gothic" style:font-name-complex="Swis721 Ex BT" fo:color="#221E1F" style:letter-kerning="false" fo:font-size="12pt" style:font-size-asian="12pt" style:font-size-complex="12pt"/>
    </style:style>
    <style:style style:name="T56" style:parent-style-name="Car.predefinitoparagrafo" style:family="text">
      <style:text-properties style:font-name="Century Gothic" style:font-name-complex="Swis721 Ex BT" fo:font-weight="bold" style:font-weight-asian="bold" style:font-weight-complex="bold" fo:color="#221E1F" fo:font-size="12pt" style:font-size-asian="12pt" style:font-size-complex="12pt"/>
    </style:style>
    <style:style style:name="T57" style:parent-style-name="Car.predefinitoparagrafo" style:family="text">
      <style:text-properties style:font-name="Century Gothic" style:font-name-complex="Swis721 Ex BT" fo:color="#221E1F" style:letter-kerning="false" fo:font-size="12pt" style:font-size-asian="12pt" style:font-size-complex="12pt"/>
    </style:style>
    <style:style style:name="T58" style:parent-style-name="Car.predefinitoparagrafo" style:family="text">
      <style:text-properties style:font-name="Century Gothic" style:font-name-complex="Swis721 Ex BT" fo:font-weight="bold" style:font-weight-asian="bold" style:font-weight-complex="bold" fo:color="#221E1F" fo:font-size="12pt" style:font-size-asian="12pt" style:font-size-complex="12pt"/>
    </style:style>
    <style:style style:name="T59" style:parent-style-name="Car.predefinitoparagrafo" style:family="text">
      <style:text-properties style:font-name="Century Gothic" style:font-name-complex="Swis721 Ex BT" fo:color="#221E1F" style:letter-kerning="false" fo:font-size="12pt" style:font-size-asian="12pt" style:font-size-complex="12pt"/>
    </style:style>
    <style:style style:name="T60" style:parent-style-name="Car.predefinitoparagrafo" style:family="text">
      <style:text-properties style:font-name="Century Gothic" style:font-name-complex="Swis721 Ex BT" fo:font-weight="bold" style:font-weight-asian="bold" style:font-weight-complex="bold" fo:color="#221E1F" fo:font-size="12pt" style:font-size-asian="12pt" style:font-size-complex="12pt"/>
    </style:style>
    <style:style style:name="T61" style:parent-style-name="Car.predefinitoparagrafo" style:family="text">
      <style:text-properties style:font-name="Century Gothic" style:font-name-complex="Swis721 Ex BT" fo:color="#221E1F" style:letter-kerning="false" fo:font-size="12pt" style:font-size-asian="12pt" style:font-size-complex="12pt"/>
    </style:style>
    <style:style style:name="P62" style:parent-style-name="Normale" style:family="paragraph">
      <style:paragraph-properties fo:margin-bottom="0in" style:line-height-at-least="0.25in"/>
      <style:text-properties fo:hyphenate="true"/>
    </style:style>
    <style:style style:name="T63" style:parent-style-name="Car.predefinitoparagrafo" style:family="text">
      <style:text-properties style:font-name="Century Gothic" style:font-name-complex="Swis721 Ex BT" fo:color="#221E1F" style:letter-kerning="false" fo:font-size="12pt" style:font-size-asian="12pt" style:font-size-complex="12pt"/>
    </style:style>
    <style:style style:name="T64" style:parent-style-name="Car.predefinitoparagrafo" style:family="text">
      <style:text-properties style:font-name="Century Gothic" style:font-name-complex="Swis721 Ex BT" fo:font-weight="bold" style:font-weight-asian="bold" style:font-weight-complex="bold" fo:color="#221E1F" fo:font-size="12pt" style:font-size-asian="12pt" style:font-size-complex="12pt"/>
    </style:style>
    <style:style style:name="T65" style:parent-style-name="Car.predefinitoparagrafo" style:family="text">
      <style:text-properties style:font-name="Century Gothic" style:font-name-complex="Swis721 Ex BT" fo:color="#221E1F" style:letter-kerning="false" fo:font-size="12pt" style:font-size-asian="12pt" style:font-size-complex="12pt"/>
    </style:style>
    <style:style style:name="T66" style:parent-style-name="Car.predefinitoparagrafo" style:family="text">
      <style:text-properties style:font-name="Century Gothic" style:font-name-complex="Swis721 Ex BT" fo:font-weight="bold" style:font-weight-asian="bold" style:font-weight-complex="bold" fo:color="#221E1F" fo:font-size="12pt" style:font-size-asian="12pt" style:font-size-complex="12pt"/>
    </style:style>
    <style:style style:name="T67" style:parent-style-name="Car.predefinitoparagrafo" style:family="text">
      <style:text-properties style:font-name="Century Gothic" style:font-name-complex="Swis721 Ex BT" fo:color="#221E1F" style:letter-kerning="false" fo:font-size="12pt" style:font-size-asian="12pt" style:font-size-complex="12pt"/>
    </style:style>
    <style:style style:name="P68" style:parent-style-name="Normale" style:family="paragraph">
      <style:paragraph-properties fo:margin-bottom="0in" style:line-height-at-least="0.25in"/>
      <style:text-properties style:font-name="Century Gothic" style:font-name-complex="Swis721 Ex BT" fo:color="#221E1F" style:letter-kerning="false" fo:font-size="12pt" style:font-size-asian="12pt" style:font-size-complex="12pt" fo:hyphenate="true"/>
    </style:style>
    <style:style style:name="P69" style:parent-style-name="Normale" style:family="paragraph">
      <style:paragraph-properties fo:line-height="100%"/>
      <style:text-properties style:font-name="Century Gothic" style:font-name-complex="Swis721 Ex BT" fo:color="#92D050" style:letter-kerning="false" fo:font-size="12pt" style:font-size-asian="12pt" style:font-size-complex="12pt"/>
    </style:style>
    <style:style style:name="P70" style:parent-style-name="Normale" style:family="paragraph">
      <style:paragraph-properties fo:line-height="100%"/>
    </style:style>
    <style:style style:name="T71" style:parent-style-name="Car.predefinitoparagrafo" style:family="text">
      <style:text-properties style:font-name="Century Gothic" style:font-name-complex="Swis721 Ex BT" fo:color="#221E1F" style:letter-kerning="false" fo:font-size="12pt" style:font-size-asian="12pt" style:font-size-complex="12pt"/>
    </style:style>
    <style:style style:name="T72" style:parent-style-name="Car.predefinitoparagrafo" style:family="text">
      <style:text-properties style:font-name="Century Gothic" style:font-name-complex="Swis721 Ex BT" fo:color="#92D050" style:letter-kerning="false" fo:font-size="12pt" style:font-size-asian="12pt" style:font-size-complex="12pt"/>
    </style:style>
    <style:style style:name="P73" style:parent-style-name="Normale" style:family="paragraph">
      <style:paragraph-properties fo:line-height="100%"/>
    </style:style>
    <style:style style:name="T74" style:parent-style-name="Car.predefinitoparagrafo" style:family="text">
      <style:text-properties style:font-name="Century Gothic" style:font-name-complex="Swis721 Ex BT" fo:color="#221E1F" style:letter-kerning="false" fo:font-size="12pt" style:font-size-asian="12pt" style:font-size-complex="12pt"/>
    </style:style>
    <style:style style:name="T75" style:parent-style-name="Car.predefinitoparagrafo" style:family="text">
      <style:text-properties style:font-name="Century Gothic" style:font-name-complex="Swis721 Ex BT" fo:color="#92D050" style:letter-kerning="false" fo:font-size="12pt" style:font-size-asian="12pt" style:font-size-complex="12pt"/>
    </style:style>
    <style:style style:name="P76" style:parent-style-name="Normale" style:family="paragraph">
      <style:paragraph-properties fo:margin-bottom="0in" style:line-height-at-least="0.25in"/>
      <style:text-properties style:font-name="Century Gothic" fo:font-size="12pt" style:font-size-asian="12pt" style:font-size-complex="12pt" style:text-underline-type="single" style:text-underline-style="solid" style:text-underline-width="auto" style:text-underline-mode="continuous" style:language-asian="it" style:country-asian="IT" fo:hyphenate="true"/>
    </style:style>
    <style:style style:name="P77" style:parent-style-name="Normale" style:family="paragraph">
      <style:paragraph-properties fo:margin-bottom="0in" style:line-height-at-least="0.25in"/>
      <style:text-properties fo:hyphenate="true"/>
    </style:style>
    <style:style style:name="T78" style:parent-style-name="Car.predefinitoparagrafo" style:family="text">
      <style:text-properties style:font-name="Century Gothic" style:font-name-asian="Times New Roman" fo:color="#92D050" style:letter-kerning="false" fo:font-size="12pt" style:font-size-asian="12pt" style:font-size-complex="12pt" style:language-asian="it" style:country-asian="IT"/>
    </style:style>
    <style:style style:name="T79" style:parent-style-name="Car.predefinitoparagrafo" style:family="text">
      <style:text-properties style:font-name="Century Gothic" style:font-name-asian="Times New Roman" fo:color="#92D050" style:letter-kerning="false" fo:font-size="12pt" style:font-size-asian="12pt" style:font-size-complex="12pt" style:language-asian="it" style:country-asian="IT"/>
    </style:style>
    <style:style style:name="T80" style:parent-style-name="Car.predefinitoparagrafo" style:family="text">
      <style:text-properties style:font-name="Century Gothic" style:font-name-asian="Times New Roman" fo:color="#92D050" style:letter-kerning="false" fo:font-size="12pt" style:font-size-asian="12pt" style:font-size-complex="12pt" style:language-asian="it" style:country-asian="IT"/>
    </style:style>
    <style:style style:name="T81" style:parent-style-name="Car.predefinitoparagrafo" style:family="text">
      <style:text-properties style:font-name="Century Gothic" fo:font-size="12pt" style:font-size-asian="12pt" style:font-size-complex="12pt" style:language-asian="it" style:country-asian="IT"/>
    </style:style>
    <style:style style:name="T82" style:parent-style-name="Car.predefinitoparagrafo" style:family="text">
      <style:text-properties style:font-name="Century Gothic" style:font-name-asian="Times New Roman" fo:color="#92D050" style:letter-kerning="false" fo:font-size="12pt" style:font-size-asian="12pt" style:font-size-complex="12pt" style:language-asian="it" style:country-asian="IT"/>
    </style:style>
    <style:style style:name="T83" style:parent-style-name="Car.predefinitoparagrafo" style:family="text">
      <style:text-properties style:font-name="Century Gothic" style:font-name-asian="Times New Roman" fo:color="#92D050" style:letter-kerning="false" fo:font-size="12pt" style:font-size-asian="12pt" style:font-size-complex="12pt" style:language-asian="it" style:country-asian="IT"/>
    </style:style>
    <style:style style:name="P84" style:parent-style-name="Nessunaspaziatura" style:family="paragraph">
      <style:text-properties style:font-name="Century Gothic" fo:font-size="12pt" style:font-size-asian="12pt" style:font-size-complex="12pt" style:text-underline-type="single" style:text-underline-style="solid" style:text-underline-width="auto" style:text-underline-mode="continuous" style:language-asian="it" style:country-asian="IT"/>
    </style:style>
    <style:style style:name="T85" style:parent-style-name="Car.predefinitoparagrafo" style:family="text">
      <style:text-properties style:font-name="Century Gothic" fo:font-size="12pt" style:font-size-asian="12pt" style:font-size-complex="12pt"/>
    </style:style>
    <style:style style:name="T86" style:parent-style-name="Car.predefinitoparagrafo" style:family="text">
      <style:text-properties style:font-name="Century Gothic" style:font-name-complex="Swis721 Ex BT" fo:font-weight="bold" style:font-weight-asian="bold" style:font-weight-complex="bold" fo:color="#221E1F" fo:font-size="12pt" style:font-size-asian="12pt" style:font-size-complex="12pt"/>
    </style:style>
    <style:style style:name="T87" style:parent-style-name="Car.predefinitoparagrafo" style:family="text">
      <style:text-properties style:font-name="Century Gothic" style:font-name-complex="Swis721 Ex BT" fo:font-weight="bold" style:font-weight-asian="bold" style:font-weight-complex="bold" fo:color="#221E1F" fo:font-size="12pt" style:font-size-asian="12pt" style:font-size-complex="12pt"/>
    </style:style>
    <style:style style:name="T88" style:parent-style-name="Car.predefinitoparagrafo" style:family="text">
      <style:text-properties style:font-name="Century Gothic" style:font-name-complex="Swis721 Ex BT" fo:font-weight="bold" style:font-weight-asian="bold" style:font-weight-complex="bold" fo:color="#221E1F" fo:font-size="12pt" style:font-size-asian="12pt" style:font-size-complex="12pt"/>
    </style:style>
    <style:style style:name="T89" style:parent-style-name="Car.predefinitoparagrafo" style:family="text">
      <style:text-properties style:font-name="Century Gothic" style:font-name-complex="Swis721 Ex BT" fo:font-weight="bold" style:font-weight-asian="bold" style:font-weight-complex="bold" fo:color="#221E1F" fo:font-size="12pt" style:font-size-asian="12pt" style:font-size-complex="12pt"/>
    </style:style>
    <style:style style:name="T90" style:parent-style-name="Car.predefinitoparagrafo" style:family="text">
      <style:text-properties style:font-name="Century Gothic" style:font-name-complex="Swis721 Ex BT" fo:font-weight="bold" style:font-weight-asian="bold" style:font-weight-complex="bold" fo:color="#221E1F" fo:font-size="12pt" style:font-size-asian="12pt" style:font-size-complex="12pt"/>
    </style:style>
    <style:style style:name="T91" style:parent-style-name="Car.predefinitoparagrafo" style:family="text">
      <style:text-properties style:font-name="Century Gothic" style:font-name-complex="Swis721 Ex BT" fo:font-weight="bold" style:font-weight-asian="bold" style:font-weight-complex="bold" fo:color="#221E1F" fo:font-size="12pt" style:font-size-asian="12pt" style:font-size-complex="12pt"/>
    </style:style>
    <style:style style:name="T92" style:parent-style-name="Car.predefinitoparagrafo" style:family="text">
      <style:text-properties style:font-name="Century Gothic" style:font-name-complex="Swis721 Ex BT" fo:font-weight="bold" style:font-weight-asian="bold" style:font-weight-complex="bold" fo:color="#221E1F" fo:font-size="12pt" style:font-size-asian="12pt" style:font-size-complex="12pt"/>
    </style:style>
    <style:style style:name="T93" style:parent-style-name="Car.predefinitoparagrafo" style:family="text">
      <style:text-properties style:font-name="Century Gothic" style:font-name-complex="Swis721 Ex BT" fo:font-weight="bold" style:font-weight-asian="bold" style:font-weight-complex="bold" fo:color="#221E1F" fo:font-size="12pt" style:font-size-asian="12pt" style:font-size-complex="12pt"/>
    </style:style>
    <style:style style:name="T94" style:parent-style-name="Car.predefinitoparagrafo" style:family="text">
      <style:text-properties style:font-name="Century Gothic" fo:font-size="12pt" style:font-size-asian="12pt" style:font-size-complex="12pt"/>
    </style:style>
    <style:style style:name="P95" style:parent-style-name="Normale" style:family="paragraph">
      <style:text-properties style:font-name="Century Gothic" fo:font-size="12pt" style:font-size-asian="12pt" style:font-size-complex="12pt"/>
    </style:style>
    <style:style style:name="P96" style:parent-style-name="Nessunaspaziatura" style:list-style-name="LFO1" style:family="paragraph">
      <style:text-properties style:font-name="Century Gothic" fo:font-weight="bold" style:font-weight-asian="bold" style:font-weight-complex="bold" fo:font-size="12pt" style:font-size-asian="12pt" style:font-size-complex="12pt" fo:background-color="#FFFF00" style:text-underline-type="single" style:text-underline-style="solid" style:text-underline-width="auto" style:text-underline-mode="continuous" style:language-asian="it" style:country-asian="IT"/>
    </style:style>
    <style:style style:name="P97" style:parent-style-name="Nessunaspaziatura" style:family="paragraph">
      <style:paragraph-properties fo:margin-left="0.5in">
        <style:tab-stops/>
      </style:paragraph-properties>
      <style:text-properties style:font-name="Century Gothic" fo:font-weight="bold" style:font-weight-asian="bold" style:font-weight-complex="bold" fo:font-size="12pt" style:font-size-asian="12pt" style:font-size-complex="12pt" fo:background-color="#FFFF00" style:text-underline-type="single" style:text-underline-style="solid" style:text-underline-width="auto" style:text-underline-mode="continuous" style:language-asian="it" style:country-asian="IT"/>
    </style:style>
    <style:style style:name="P98" style:parent-style-name="Nessunaspaziatura" style:family="paragraph">
      <style:text-properties style:font-name="Century Gothic" fo:font-size="12pt" style:font-size-asian="12pt" style:font-size-complex="12pt" style:text-underline-type="single" style:text-underline-style="solid" style:text-underline-width="auto" style:text-underline-mode="continuous" fo:language="en" fo:country="GB" style:language-asian="it" style:country-asian="IT"/>
    </style:style>
    <style:style style:name="T99" style:parent-style-name="Car.predefinitoparagrafo" style:family="text">
      <style:text-properties style:font-name="Century Gothic" style:font-name-complex="Swis721 Ex BT" fo:color="#221E1F" fo:font-size="12pt" style:font-size-asian="12pt" style:font-size-complex="12pt"/>
    </style:style>
    <style:style style:name="T100" style:parent-style-name="Car.predefinitoparagrafo" style:family="text">
      <style:text-properties style:font-name="Century Gothic" style:font-name-complex="Swis721 Ex BT" fo:font-weight="bold" style:font-weight-asian="bold" style:font-weight-complex="bold" fo:color="#221E1F" fo:font-size="12pt" style:font-size-asian="12pt" style:font-size-complex="12pt"/>
    </style:style>
    <style:style style:name="T101" style:parent-style-name="Car.predefinitoparagrafo" style:family="text">
      <style:text-properties style:font-name="Century Gothic" style:font-name-complex="Swis721 Ex BT" fo:color="#221E1F" fo:font-size="12pt" style:font-size-asian="12pt" style:font-size-complex="12pt"/>
    </style:style>
    <style:style style:name="T102" style:parent-style-name="Car.predefinitoparagrafo" style:family="text">
      <style:text-properties style:font-name="Century Gothic" style:font-name-complex="Swis721 Ex BT" fo:font-weight="bold" style:font-weight-asian="bold" style:font-weight-complex="bold" fo:color="#221E1F" fo:font-size="12pt" style:font-size-asian="12pt" style:font-size-complex="12pt"/>
    </style:style>
    <style:style style:name="T103" style:parent-style-name="Car.predefinitoparagrafo" style:family="text">
      <style:text-properties style:font-name="Century Gothic" style:font-name-complex="Swis721 Ex BT" fo:color="#221E1F" fo:font-size="12pt" style:font-size-asian="12pt" style:font-size-complex="12pt"/>
    </style:style>
    <style:style style:name="P104" style:parent-style-name="Normale" style:family="paragraph">
      <style:text-properties style:font-name="Century Gothic" style:font-name-complex="Swis721 Ex BT" fo:color="#92D050" style:letter-kerning="false" fo:font-size="12pt" style:font-size-asian="12pt" style:font-size-complex="12pt"/>
    </style:style>
    <style:style style:name="P105" style:parent-style-name="Normale" style:family="paragraph">
      <style:text-properties style:font-name="Century Gothic" fo:font-size="12pt" style:font-size-asian="12pt" style:font-size-complex="12pt" style:text-underline-type="single" style:text-underline-style="solid" style:text-underline-width="auto" style:text-underline-mode="continuous" style:language-asian="it" style:country-asian="IT"/>
    </style:style>
    <style:style style:name="T106" style:parent-style-name="Car.predefinitoparagrafo" style:family="text">
      <style:text-properties style:font-name="Century Gothic" style:font-name-complex="Swis721 Ex BT" fo:color="#221E1F" fo:font-size="12pt" style:font-size-asian="12pt" style:font-size-complex="12pt"/>
    </style:style>
    <style:style style:name="T107" style:parent-style-name="Car.predefinitoparagrafo" style:family="text">
      <style:text-properties style:font-name="Century Gothic" style:font-name-complex="Swis721 Ex BT" fo:font-weight="bold" style:font-weight-asian="bold" style:font-weight-complex="bold" fo:color="#221E1F" fo:font-size="12pt" style:font-size-asian="12pt" style:font-size-complex="12pt"/>
    </style:style>
    <style:style style:name="T108" style:parent-style-name="Car.predefinitoparagrafo" style:family="text">
      <style:text-properties style:font-name="Century Gothic" style:font-name-complex="Swis721 Ex BT" fo:color="#221E1F" fo:font-size="12pt" style:font-size-asian="12pt" style:font-size-complex="12pt"/>
    </style:style>
    <style:style style:name="T109" style:parent-style-name="Car.predefinitoparagrafo" style:family="text">
      <style:text-properties style:font-name="Century Gothic" style:font-name-complex="Swis721 Ex BT" fo:color="#221E1F" fo:font-size="12pt" style:font-size-asian="12pt" style:font-size-complex="12pt"/>
    </style:style>
    <style:style style:name="T110" style:parent-style-name="Car.predefinitoparagrafo" style:family="text">
      <style:text-properties style:font-name="Century Gothic" style:font-name-complex="Swis721 Ex BT" fo:color="#221E1F" fo:font-size="12pt" style:font-size-asian="12pt" style:font-size-complex="12pt"/>
    </style:style>
    <style:style style:name="T111" style:parent-style-name="Car.predefinitoparagrafo" style:family="text">
      <style:text-properties style:font-name="Century Gothic" style:font-name-complex="Swis721 Ex BT" fo:font-weight="bold" style:font-weight-asian="bold" style:font-weight-complex="bold" fo:color="#221E1F" fo:font-size="12pt" style:font-size-asian="12pt" style:font-size-complex="12pt"/>
    </style:style>
    <style:style style:name="T112" style:parent-style-name="Car.predefinitoparagrafo" style:family="text">
      <style:text-properties style:font-name="Century Gothic" style:font-name-complex="Swis721 Ex BT" fo:color="#221E1F" fo:font-size="12pt" style:font-size-asian="12pt" style:font-size-complex="12pt"/>
    </style:style>
    <style:style style:name="P113" style:parent-style-name="Normale" style:family="paragraph">
      <style:text-properties style:font-name="Century Gothic" style:font-name-complex="Swis721 Ex BT" fo:color="#221E1F" fo:font-size="12pt" style:font-size-asian="12pt" style:font-size-complex="12pt"/>
    </style:style>
    <style:style style:name="P114" style:parent-style-name="Titolo4" style:list-style-name="LFO2" style:family="paragraph">
      <style:paragraph-properties fo:margin-top="0in" fo:margin-bottom="0in" style:line-height-at-least="0.25in"/>
      <style:text-properties style:font-name="Century Gothic" style:font-name-asian="Aptos" fo:font-weight="bold" style:font-weight-asian="bold" style:font-weight-complex="bold" fo:font-style="normal" style:font-style-asian="normal" style:font-style-complex="normal" style:use-window-font-color="true" fo:font-size="12pt" style:font-size-asian="12pt" style:font-size-complex="12pt" fo:background-color="#FFFF00" style:text-underline-type="single" style:text-underline-style="solid" style:text-underline-width="auto" style:text-underline-mode="continuous" style:language-asian="it" style:country-asian="IT"/>
    </style:style>
    <style:style style:name="P115" style:parent-style-name="Normale" style:family="paragraph">
      <style:text-properties style:font-name="Century Gothic" fo:font-size="12pt" style:font-size-asian="12pt" style:font-size-complex="12pt" style:text-underline-type="single" style:text-underline-style="solid" style:text-underline-width="auto" style:text-underline-mode="continuous" style:language-asian="it" style:country-asian="IT"/>
    </style:style>
    <style:style style:name="T116" style:parent-style-name="Car.predefinitoparagrafo" style:family="text">
      <style:text-properties style:font-name="Century Gothic" style:font-name-complex="Swis721 Ex BT" fo:font-weight="bold" style:font-weight-asian="bold" style:font-weight-complex="bold" fo:color="#221E1F" fo:font-size="12pt" style:font-size-asian="12pt" style:font-size-complex="12pt"/>
    </style:style>
    <style:style style:name="T117" style:parent-style-name="Car.predefinitoparagrafo" style:family="text">
      <style:text-properties style:font-name="Century Gothic" style:font-name-complex="Swis721 Ex BT" fo:font-weight="bold" style:font-weight-asian="bold" style:font-weight-complex="bold" fo:color="#221E1F" fo:font-size="12pt" style:font-size-asian="12pt" style:font-size-complex="12pt"/>
    </style:style>
    <style:style style:name="T118" style:parent-style-name="Car.predefinitoparagrafo" style:family="text">
      <style:text-properties style:font-name="Century Gothic" style:font-name-complex="Swis721 Ex BT" fo:color="#221E1F" fo:font-size="12pt" style:font-size-asian="12pt" style:font-size-complex="12pt"/>
    </style:style>
    <style:style style:name="T119" style:parent-style-name="Car.predefinitoparagrafo" style:family="text">
      <style:text-properties style:font-name="Century Gothic" style:font-name-complex="Swis721 Ex BT" fo:color="#221E1F" fo:font-size="12pt" style:font-size-asian="12pt" style:font-size-complex="12pt"/>
    </style:style>
    <style:style style:name="P120" style:parent-style-name="Normale" style:family="paragraph">
      <style:text-properties style:font-name="Century Gothic" fo:font-size="12pt" style:font-size-asian="12pt" style:font-size-complex="12pt" style:text-underline-type="single" style:text-underline-style="solid" style:text-underline-width="auto" style:text-underline-mode="continuous" style:language-asian="it" style:country-asian="IT"/>
    </style:style>
    <style:style style:name="P121" style:parent-style-name="Normale" style:family="paragraph">
      <style:text-properties style:font-name="Century Gothic" style:font-name-complex="Swis721 Ex BT" fo:color="#221E1F" fo:font-size="12pt" style:font-size-asian="12pt" style:font-size-complex="12pt"/>
    </style:style>
    <style:style style:name="P122" style:parent-style-name="Normale" style:family="paragraph">
      <style:text-properties style:font-name="Century Gothic" fo:font-size="12pt" style:font-size-asian="12pt" style:font-size-complex="12pt" style:text-underline-type="single" style:text-underline-style="solid" style:text-underline-width="auto" style:text-underline-mode="continuous" style:language-asian="it" style:country-asian="IT"/>
    </style:style>
    <style:style style:name="P123" style:parent-style-name="Normale" style:family="paragraph">
      <style:text-properties style:font-name="Century Gothic" style:font-name-complex="Swis721 Ex BT" fo:color="#221E1F" fo:font-size="12pt" style:font-size-asian="12pt" style:font-size-complex="12pt"/>
    </style:style>
    <style:style style:name="T124" style:parent-style-name="Car.predefinitoparagrafo" style:family="text">
      <style:text-properties style:font-name="Century Gothic" fo:font-size="12pt" style:font-size-asian="12pt" style:font-size-complex="12pt" style:text-underline-type="single" style:text-underline-style="solid" style:text-underline-width="auto" style:text-underline-mode="continuous" style:language-asian="it" style:country-asian="IT"/>
    </style:style>
    <style:style style:name="T125" style:parent-style-name="Car.predefinitoparagrafo" style:family="text">
      <style:text-properties style:font-name="Century Gothic" style:font-name-complex="Swis721 Ex BT" fo:font-weight="bold" style:font-weight-asian="bold" style:font-weight-complex="bold" fo:color="#221E1F" fo:font-size="12pt" style:font-size-asian="12pt" style:font-size-complex="12pt"/>
    </style:style>
    <style:style style:name="T126" style:parent-style-name="Car.predefinitoparagrafo" style:family="text">
      <style:text-properties style:font-name="Century Gothic" style:font-name-complex="Swis721 Ex BT" fo:color="#221E1F" fo:font-size="12pt" style:font-size-asian="12pt" style:font-size-complex="12pt"/>
    </style:style>
    <style:style style:name="T127" style:parent-style-name="Car.predefinitoparagrafo" style:family="text">
      <style:text-properties style:font-name="Century Gothic" style:font-name-complex="Swis721 Ex BT" fo:color="#221E1F" fo:font-size="12pt" style:font-size-asian="12pt" style:font-size-complex="12pt"/>
    </style:style>
    <style:style style:name="T128" style:parent-style-name="Car.predefinitoparagrafo" style:family="text">
      <style:text-properties style:font-name="Century Gothic" style:font-name-complex="Swis721 Ex BT" fo:color="#221E1F" fo:font-size="12pt" style:font-size-asian="12pt" style:font-size-complex="12pt"/>
    </style:style>
    <style:style style:name="T129" style:parent-style-name="Car.predefinitoparagrafo" style:family="text">
      <style:text-properties style:font-name="Century Gothic" style:font-name-complex="Swis721 Ex BT" fo:color="#221E1F" fo:font-size="12pt" style:font-size-asian="12pt" style:font-size-complex="12pt"/>
    </style:style>
    <style:style style:name="T130" style:parent-style-name="Car.predefinitoparagrafo" style:family="text">
      <style:text-properties style:font-name="Century Gothic" style:font-name-complex="Swis721 Ex BT" fo:color="#221E1F" fo:font-size="12pt" style:font-size-asian="12pt" style:font-size-complex="12pt"/>
    </style:style>
    <style:style style:name="T131" style:parent-style-name="Car.predefinitoparagrafo" style:family="text">
      <style:text-properties style:font-name="Century Gothic" style:font-name-complex="Swis721 Ex BT" fo:color="#221E1F" fo:font-size="12pt" style:font-size-asian="12pt" style:font-size-complex="12pt"/>
    </style:style>
    <style:style style:name="T132" style:parent-style-name="Car.predefinitoparagrafo" style:family="text">
      <style:text-properties style:font-name="Century Gothic" style:font-name-complex="Swis721 Ex BT" fo:color="#221E1F" fo:font-size="12pt" style:font-size-asian="12pt" style:font-size-complex="12pt"/>
    </style:style>
    <style:style style:name="T133" style:parent-style-name="Car.predefinitoparagrafo" style:family="text">
      <style:text-properties style:font-name="Century Gothic" style:font-name-complex="Swis721 Ex BT" fo:color="#221E1F" fo:font-size="12pt" style:font-size-asian="12pt" style:font-size-complex="12pt"/>
    </style:style>
    <style:style style:name="P134" style:parent-style-name="Normale" style:family="paragraph">
      <style:paragraph-properties fo:line-height="100%"/>
    </style:style>
    <style:style style:name="T135" style:parent-style-name="Car.predefinitoparagrafo" style:family="text">
      <style:text-properties style:font-name="Century Gothic" style:font-name-complex="Swis721 Ex BT" fo:font-weight="bold" style:font-weight-asian="bold" style:font-weight-complex="bold" fo:color="#221E1F" fo:font-size="12pt" style:font-size-asian="12pt" style:font-size-complex="12pt"/>
    </style:style>
    <style:style style:name="T136" style:parent-style-name="Car.predefinitoparagrafo" style:family="text">
      <style:text-properties style:font-name="Century Gothic" style:font-name-complex="Swis721 Ex BT" fo:font-weight="bold" style:font-weight-asian="bold" style:font-weight-complex="bold" fo:color="#221E1F" fo:font-size="12pt" style:font-size-asian="12pt" style:font-size-complex="12pt"/>
    </style:style>
    <style:style style:name="T137" style:parent-style-name="Car.predefinitoparagrafo" style:family="text">
      <style:text-properties style:font-name="Century Gothic" style:font-name-complex="Swis721 Ex BT" fo:color="#221E1F" fo:font-size="12pt" style:font-size-asian="12pt" style:font-size-complex="12pt"/>
    </style:style>
    <style:style style:name="T138" style:parent-style-name="Car.predefinitoparagrafo" style:family="text">
      <style:text-properties style:font-name="Century Gothic" style:font-name-complex="Swis721 Ex BT" fo:color="#221E1F" fo:font-size="12pt" style:font-size-asian="12pt" style:font-size-complex="12pt"/>
    </style:style>
    <style:style style:name="T139" style:parent-style-name="Car.predefinitoparagrafo" style:family="text">
      <style:text-properties style:font-name="Century Gothic" style:font-name-complex="Swis721 Ex BT" fo:color="#221E1F" fo:font-size="12pt" style:font-size-asian="12pt" style:font-size-complex="12pt"/>
    </style:style>
    <style:style style:name="T140" style:parent-style-name="Car.predefinitoparagrafo" style:family="text">
      <style:text-properties style:font-name="Century Gothic" style:font-name-complex="Swis721 Ex BT" fo:font-weight="bold" style:font-weight-asian="bold" style:font-weight-complex="bold" fo:color="#221E1F" fo:font-size="12pt" style:font-size-asian="12pt" style:font-size-complex="12pt"/>
    </style:style>
    <style:style style:name="T141" style:parent-style-name="Car.predefinitoparagrafo" style:family="text">
      <style:text-properties style:font-name="Century Gothic" style:font-name-complex="Swis721 Ex BT" fo:color="#221E1F" fo:font-size="12pt" style:font-size-asian="12pt" style:font-size-complex="12pt"/>
    </style:style>
    <style:style style:name="T142" style:parent-style-name="Car.predefinitoparagrafo" style:family="text">
      <style:text-properties style:font-name="Century Gothic" style:font-name-complex="Swis721 Ex BT" fo:color="#221E1F" fo:font-size="12pt" style:font-size-asian="12pt" style:font-size-complex="12pt"/>
    </style:style>
    <style:style style:name="T143" style:parent-style-name="Car.predefinitoparagrafo" style:family="text">
      <style:text-properties style:font-name="Century Gothic" style:font-name-complex="Swis721 Ex BT" fo:color="#221E1F" fo:font-size="12pt" style:font-size-asian="12pt" style:font-size-complex="12pt"/>
    </style:style>
    <style:style style:name="T144" style:parent-style-name="Car.predefinitoparagrafo" style:family="text">
      <style:text-properties style:font-name="Century Gothic" style:font-name-complex="Swis721 Ex BT" fo:color="#221E1F" fo:font-size="12pt" style:font-size-asian="12pt" style:font-size-complex="12pt"/>
    </style:style>
    <style:style style:name="T145" style:parent-style-name="Car.predefinitoparagrafo" style:family="text">
      <style:text-properties style:font-name="Century Gothic" style:font-name-complex="Swis721 Ex BT" fo:color="#221E1F" fo:font-size="12pt" style:font-size-asian="12pt" style:font-size-complex="12pt"/>
    </style:style>
    <style:style style:name="P146" style:parent-style-name="Normale" style:family="paragraph">
      <style:paragraph-properties fo:line-height="100%"/>
      <style:text-properties style:font-name="Century Gothic" style:font-name-complex="Swis721 Ex BT" fo:color="#221E1F" fo:font-size="12pt" style:font-size-asian="12pt" style:font-size-complex="12pt"/>
    </style:style>
    <style:style style:name="P147" style:parent-style-name="Titolo4" style:list-style-name="LFO2" style:family="paragraph">
      <style:paragraph-properties fo:margin-top="0in" fo:margin-bottom="0in" style:line-height-at-least="0.25in"/>
      <style:text-properties style:font-name="Century Gothic" style:font-name-asian="Aptos" fo:font-weight="bold" style:font-weight-asian="bold" style:font-weight-complex="bold" fo:font-style="normal" style:font-style-asian="normal" style:font-style-complex="normal" style:use-window-font-color="true" fo:font-size="12pt" style:font-size-asian="12pt" style:font-size-complex="12pt" fo:background-color="#FFFF00" style:text-underline-type="single" style:text-underline-style="solid" style:text-underline-width="auto" style:text-underline-mode="continuous" style:language-asian="it" style:country-asian="IT"/>
    </style:style>
    <style:style style:name="P148" style:parent-style-name="Titolo3" style:family="paragraph">
      <style:paragraph-properties fo:margin-top="0.2083in" fo:margin-bottom="0.2083in" style:line-height-at-least="0.25in"/>
      <style:text-properties style:font-name="Century Gothic" style:font-name-complex="Arial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49" style:parent-style-name="Normale" style:family="paragraph">
      <style:paragraph-properties fo:margin-bottom="0in" style:line-height-at-least="0.25in"/>
      <style:text-properties fo:hyphenate="true"/>
    </style:style>
    <style:style style:name="T150" style:parent-style-name="Car.predefinitoparagrafo" style:family="text"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T151" style:parent-style-name="Car.predefinitoparagrafo" style:family="text">
      <style:text-properties style:font-name="Century Gothic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52" style:parent-style-name="Car.predefinitoparagrafo" style:family="text"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T153" style:parent-style-name="Car.predefinitoparagrafo" style:family="text">
      <style:text-properties style:font-name="Century Gothic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54" style:parent-style-name="Car.predefinitoparagrafo" style:family="text"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T155" style:parent-style-name="Car.predefinitoparagrafo" style:family="text">
      <style:text-properties style:font-name="Century Gothic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56" style:parent-style-name="Car.predefinitoparagrafo" style:family="text"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P157" style:parent-style-name="Normale" style:family="paragraph">
      <style:paragraph-properties fo:margin-bottom="0in" style:line-height-at-least="0.25in"/>
      <style:text-properties style:font-name="Century Gothic" style:font-name-asian="Times New Roman" style:letter-kerning="false" fo:font-size="12pt" style:font-size-asian="12pt" style:font-size-complex="12pt" style:language-asian="it" style:country-asian="IT" fo:hyphenate="true"/>
    </style:style>
    <style:style style:name="P158" style:parent-style-name="Normale" style:family="paragraph">
      <style:paragraph-properties fo:margin-bottom="0in" style:line-height-at-least="0.25in"/>
      <style:text-properties fo:hyphenate="true"/>
    </style:style>
    <style:style style:name="T159" style:parent-style-name="Car.predefinitoparagrafo" style:family="text"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T160" style:parent-style-name="Car.predefinitoparagrafo" style:family="text"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T161" style:parent-style-name="Car.predefinitoparagrafo" style:family="text">
      <style:text-properties style:font-name="Century Gothic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62" style:parent-style-name="Car.predefinitoparagrafo" style:family="text"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T163" style:parent-style-name="Car.predefinitoparagrafo" style:family="text">
      <style:text-properties style:font-name="Century Gothic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64" style:parent-style-name="Car.predefinitoparagrafo" style:family="text"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T165" style:parent-style-name="Car.predefinitoparagrafo" style:family="text"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T166" style:parent-style-name="Car.predefinitoparagrafo" style:family="text"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T167" style:parent-style-name="Car.predefinitoparagrafo" style:family="text"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T168" style:parent-style-name="Car.predefinitoparagrafo" style:family="text"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T169" style:parent-style-name="Car.predefinitoparagrafo" style:family="text"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P170" style:parent-style-name="Normale" style:family="paragraph">
      <style:paragraph-properties fo:margin-bottom="0in" style:line-height-at-least="0.25in"/>
      <style:text-properties style:font-name="Century Gothic" style:font-name-asian="Times New Roman" style:letter-kerning="false" fo:font-size="12pt" style:font-size-asian="12pt" style:font-size-complex="12pt" style:language-asian="it" style:country-asian="IT" fo:hyphenate="true"/>
    </style:style>
    <style:style style:name="P171" style:parent-style-name="Normale" style:family="paragraph">
      <style:paragraph-properties fo:margin-bottom="0in" style:line-height-at-least="0.25in"/>
      <style:text-properties fo:hyphenate="true"/>
    </style:style>
    <style:style style:name="T172" style:parent-style-name="Car.predefinitoparagrafo" style:family="text"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T173" style:parent-style-name="Car.predefinitoparagrafo" style:family="text">
      <style:text-properties style:font-name="Century Gothic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74" style:parent-style-name="Car.predefinitoparagrafo" style:family="text">
      <style:text-properties style:font-name="Century Gothic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75" style:parent-style-name="Car.predefinitoparagrafo" style:family="text"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T176" style:parent-style-name="Car.predefinitoparagrafo" style:family="text"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T177" style:parent-style-name="Car.predefinitoparagrafo" style:family="text">
      <style:text-properties style:font-name="Century Gothic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78" style:parent-style-name="Car.predefinitoparagrafo" style:family="text"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T179" style:parent-style-name="Car.predefinitoparagrafo" style:family="text">
      <style:text-properties style:font-name="Century Gothic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80" style:parent-style-name="Car.predefinitoparagrafo" style:family="text"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P181" style:parent-style-name="Normale" style:family="paragraph">
      <style:paragraph-properties fo:margin-bottom="0in" style:line-height-at-least="0.25in"/>
      <style:text-properties style:font-name="Century Gothic" style:font-name-asian="Times New Roman" style:letter-kerning="false" fo:font-size="12pt" style:font-size-asian="12pt" style:font-size-complex="12pt" style:language-asian="it" style:country-asian="IT" fo:hyphenate="true"/>
    </style:style>
    <style:style style:name="P182" style:parent-style-name="Normale" style:family="paragraph">
      <style:paragraph-properties fo:margin-bottom="0in" style:line-height-at-least="0.25in"/>
      <style:text-properties style:font-name="Century Gothic" style:font-name-asian="Times New Roman" style:letter-kerning="false" fo:font-size="12pt" style:font-size-asian="12pt" style:font-size-complex="12pt" style:language-asian="it" style:country-asian="IT" fo:hyphenate="true"/>
    </style:style>
    <style:style style:name="P183" style:parent-style-name="Normale" style:family="paragraph">
      <style:paragraph-properties fo:margin-bottom="0in" style:line-height-at-least="0.25in"/>
      <style:text-properties style:font-name="Century Gothic" style:font-name-asian="Times New Roman" style:letter-kerning="false" fo:font-size="12pt" style:font-size-asian="12pt" style:font-size-complex="12pt" style:language-asian="it" style:country-asian="IT" fo:hyphenate="true"/>
    </style:style>
    <style:style style:name="P184" style:parent-style-name="Normale" style:family="paragraph">
      <style:paragraph-properties fo:margin-bottom="0in" style:line-height-at-least="0.25in"/>
      <style:text-properties style:font-name="Century Gothic" style:font-name-asian="Times New Roman" style:letter-kerning="false" fo:font-size="12pt" style:font-size-asian="12pt" style:font-size-complex="12pt" style:language-asian="it" style:country-asian="IT" fo:hyphenate="true"/>
    </style:style>
    <style:style style:name="P185" style:parent-style-name="Normale" style:family="paragraph">
      <style:paragraph-properties fo:margin-bottom="0in" style:line-height-at-least="0.25in"/>
      <style:text-properties style:font-name="Century Gothic" style:font-name-asian="Times New Roman" style:letter-kerning="false" fo:font-size="12pt" style:font-size-asian="12pt" style:font-size-complex="12pt" style:language-asian="it" style:country-asian="IT" fo:hyphenate="true"/>
    </style:style>
    <style:style style:name="P186" style:parent-style-name="Normale" style:family="paragraph">
      <style:paragraph-properties fo:margin-bottom="0in" style:line-height-at-least="0.25in"/>
      <style:text-properties style:font-name="Century Gothic" style:font-name-asian="Times New Roman" style:letter-kerning="false" fo:font-size="12pt" style:font-size-asian="12pt" style:font-size-complex="12pt" style:language-asian="it" style:country-asian="IT" fo:hyphenate="true"/>
    </style:style>
    <style:style style:name="P187" style:parent-style-name="Normale" style:family="paragraph">
      <style:paragraph-properties fo:margin-bottom="0in" style:line-height-at-least="0.25in"/>
      <style:text-properties style:font-name="Century Gothic" style:font-name-asian="Times New Roman" style:letter-kerning="false" fo:font-size="12pt" style:font-size-asian="12pt" style:font-size-complex="12pt" style:language-asian="it" style:country-asian="IT" fo:hyphenate="true"/>
    </style:style>
    <style:style style:name="P188" style:parent-style-name="Titolo3" style:family="paragraph">
      <style:paragraph-properties fo:margin-top="0.5208in" fo:margin-bottom="0.2083in" style:line-height-at-least="0.25in"/>
      <style:text-properties style:font-name="Century Gothic" style:font-name-complex="Arial" style:use-window-font-color="true" fo:font-size="12pt" style:font-size-asian="12pt" style:font-size-complex="12pt" style:text-underline-type="single" style:text-underline-style="solid" style:text-underline-width="auto" style:text-underline-mode="continuous"/>
    </style:style>
    <style:style style:name="P189" style:parent-style-name="Normale" style:family="paragraph">
      <style:paragraph-properties fo:margin-bottom="0in" style:line-height-at-least="0.25in"/>
      <style:text-properties style:font-name="Century Gothic" style:font-name-asian="Times New Roman" fo:color="#92D050" style:letter-kerning="false" fo:font-size="12pt" style:font-size-asian="12pt" style:font-size-complex="12pt" style:language-asian="it" style:country-asian="IT" fo:hyphenate="true"/>
    </style:style>
    <style:style style:name="P190" style:parent-style-name="Normale" style:family="paragraph">
      <style:paragraph-properties fo:margin-bottom="0in" style:line-height-at-least="0.25in"/>
      <style:text-properties style:font-name="Century Gothic" style:font-name-asian="Times New Roman" style:letter-kerning="false" fo:font-size="12pt" style:font-size-asian="12pt" style:font-size-complex="12pt" style:language-asian="it" style:country-asian="IT" fo:hyphenate="true"/>
    </style:style>
    <style:style style:name="P191" style:parent-style-name="Normale" style:family="paragraph">
      <style:paragraph-properties fo:margin-bottom="0in" style:line-height-at-least="0.25in"/>
      <style:text-properties fo:hyphenate="true"/>
    </style:style>
    <style:style style:name="T192" style:parent-style-name="Car.predefinitoparagrafo" style:family="text"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T193" style:parent-style-name="Car.predefinitoparagrafo" style:family="text"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T194" style:parent-style-name="Car.predefinitoparagrafo" style:family="text"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T195" style:parent-style-name="Car.predefinitoparagrafo" style:family="text"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T196" style:parent-style-name="Car.predefinitoparagrafo" style:family="text">
      <style:text-properties style:font-name="Century Gothic" style:font-name-asian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97" style:parent-style-name="Car.predefinitoparagrafo" style:family="text">
      <style:text-properties style:font-name="Century Gothic" style:font-name-asian="Times New Roman" style:letter-kerning="false" fo:font-size="12pt" style:font-size-asian="12pt" style:font-size-complex="12pt" style:language-asian="it" style:country-asian="IT"/>
    </style:style>
    <style:style style:name="P198" style:parent-style-name="Normale" style:family="paragraph">
      <style:paragraph-properties fo:margin-bottom="0in" style:line-height-at-least="0.25in"/>
      <style:text-properties style:font-name="Century Gothic" style:font-name-asian="Times New Roman" style:letter-kerning="false" fo:font-size="12pt" style:font-size-asian="12pt" style:font-size-complex="12pt" style:language-asian="it" style:country-asian="IT" fo:hyphenate="true"/>
    </style:style>
    <style:style style:name="P199" style:parent-style-name="Normale" style:family="paragraph">
      <style:paragraph-properties fo:margin-bottom="0in" style:line-height-at-least="0.25in"/>
      <style:text-properties style:font-name="Century Gothic" style:font-name-asian="Times New Roman" style:letter-kerning="false" fo:font-size="12pt" style:font-size-asian="12pt" style:font-size-complex="12pt" style:language-asian="it" style:country-asian="IT" fo:hyphenate="true"/>
    </style:style>
    <style:style style:name="P200" style:parent-style-name="Normale" style:family="paragraph">
      <style:paragraph-properties fo:margin-bottom="0in" style:line-height-at-least="0.25in"/>
      <style:text-properties style:font-name="Century Gothic" style:font-name-asian="Times New Roman" style:letter-kerning="false" fo:font-size="12pt" style:font-size-asian="12pt" style:font-size-complex="12pt" style:language-asian="it" style:country-asian="IT" fo:hyphenate="true"/>
    </style:style>
    <style:style style:name="P201" style:parent-style-name="Normale" style:family="paragraph">
      <style:paragraph-properties fo:line-height="100%"/>
      <style:text-properties style:font-name="Century Gothic" fo:font-size="12pt" style:font-size-asian="12pt" style:font-size-complex="12pt"/>
    </style:style>
  </office:automatic-styles>
  <office:body>
    <office:text text:use-soft-page-breaks="true">
      <text:list text:style-name="LFO1" text:continue-numbering="true">
        <text:list-item>
          <text:p text:style-name="P1">About me</text:p>
        </text:list-item>
      </text:list>
      <text:p text:style-name="P2"/>
      <text:p text:style-name="P3">fare foto d’effetto di me mentre progetto cose</text:p>
      <text:p text:style-name="P4"/>
      <text:p text:style-name="Nessunaspaziatura"><text:span text:style-name="T5">Hey, ciao!</text:span><text:span text:style-name="T6"><text:s/></text:span><text:span text:style-name="T7">Benvenuto!</text:span></text:p>
      <text:p text:style-name="P8"/>
      <text:p text:style-name="P9">Se stai cercando un’idea creativa ed accattivante per la tua comunicazione, sei nel posto giusto!</text:p>
      <text:p text:style-name="P10"/>
      <text:p text:style-name="P11"><text:span text:style-name="T12">Piacere sono Veronica e sono<text:s/></text:span><text:span text:style-name="T13">una Graphic Designer, una<text:s/></text:span><text:span text:style-name="T14">professionista che progetta soluzioni visive efficaci e coerenti,</text:span><text:span text:style-name="T15"><text:s/>non solo esteticamente piacevoli, ma anche funzionali e<text:s/></text:span><text:span text:style-name="T16">in grado di comunicare in modo chiaro ed efficace.</text:span></text:p>
      <text:p text:style-name="P17"/>
      <text:p text:style-name="Pa0"><text:span text:style-name="T18">Mi sono laureata nel 2015 all’Accademia di Belle Arti di Brera e non mi stanco mai di studiare ed imparare cose nuove.<text:s/></text:span><text:span text:style-name="T19">Ogni giorno cerco di<text:s/></text:span><text:span text:style-name="T20">migliorare le</text:span><text:span text:style-name="T21"><text:s/></text:span><text:span text:style-name="T22">mie abilità</text:span><text:span text:style-name="T23"><text:s/>e di rimanere aggiornata sulle nuove tecnologie e metodologie nel campo del design.</text:span></text:p>
      <text:p text:style-name="P24"/>
      <text:p text:style-name="P25">La mia passione per l’arte e la mia conoscenza delle tendenze e degli strumenti digitali mi permettono di affrontare ogni progetto con entusiasmo e professionalità.<text:s/></text:p>
      <text:p text:style-name="P26"/>
      <text:p text:style-name="Nessunaspaziatura"><text:span text:style-name="T27">Iniziamo</text:span><text:span text:style-name="T28"><text:s/>a progettare!</text:span></text:p>
      <text:p text:style-name="P29"/>
      <text:p text:style-name="P30">Mi servono giusto poche cose:</text:p>
      <text:p text:style-name="P31"><text:span text:style-name="T32">•</text:span><text:span text:style-name="T33">qualche forma geometrica</text:span></text:p>
      <text:p text:style-name="P34"><text:span text:style-name="T35">•</text:span><text:span text:style-name="T36">alcuni colori</text:span></text:p>
      <text:p text:style-name="P37"><text:span text:style-name="T38">•</text:span><text:span text:style-name="T39">un pizzico di fantasia</text:span></text:p>
      <text:p text:style-name="Default"><text:span text:style-name="T40">•</text:span><text:span text:style-name="T41">un foglio di carta dove incominciare a schizzare aiutandoti a trovare l’idea creativa più adatta a te</text:span></text:p>
      <text:p text:style-name="P42"/>
      <text:p text:style-name="P43">Ecco una carrellata dei miei lavori!</text:p>
      <text:p text:style-name="P44"/>
      <text:list text:style-name="LFO1" text:continue-numbering="true">
        <text:list-item>
          <text:p text:style-name="P45">Event Design</text:p>
        </text:list-item>
      </text:list>
      <text:p text:style-name="P46"/>
      <text:p text:style-name="P47">Dog Sports Open Games</text:p>
      <text:p text:style-name="P48"><text:span text:style-name="T49">In occasione delle finali del Campionato Italiano Cinofilo CIS, ho realizzato il<text:s/></text:span><text:span text:style-name="T50">materiale grafico e promozionale</text:span><text:span text:style-name="T51"><text:s/>per l'evento. Oltre<text:s/></text:span><text:span text:style-name="T52">alle</text:span><text:span text:style-name="T53"><text:s/>di<text:s/></text:span><text:span text:style-name="T54">grafiche per i social media</text:span><text:span text:style-name="T55"><text:s/>e da pubblicare sui siti ufficiali, ho progettato anche elementi fisici come<text:s/></text:span><text:span text:style-name="T56">materiale informativo cartaceo</text:span><text:span text:style-name="T57">,<text:s/></text:span><text:span text:style-name="T58">banner</text:span><text:span text:style-name="T59"><text:s/></text:span><text:span text:style-name="T60">pubblicitari<text:s/></text:span><text:span text:style-name="T61">degli sport che sono stati appesi lungo le recinzioni dei campi, Attestati di premiazione, ecc.</text:span></text:p>
      <text:p text:style-name="P62"><text:span text:style-name="T63">Il<text:s/></text:span><text:span text:style-name="T64">tema</text:span><text:span text:style-name="T65"><text:s/>dell’evento doveva essere<text:s/></text:span><text:span text:style-name="T66">chiaro, coinvolgente e informativo</text:span><text:span text:style-name="T67">.</text:span></text:p>
      <text:p text:style-name="P68"/>
      <text:p text:style-name="P69">(dividerei le immagini a seconda delle edizioni, così aggiungiamo anche le grafiche di quest’anno)</text:p>
      <text:p text:style-name="P70"><text:span text:style-name="T71">Edizione 2023<text:s/></text:span><text:span text:style-name="T72">aggiungerei altre grafiche, magari i badge o altri banner boh :-P</text:span></text:p>
      <text:p text:style-name="P73"><text:span text:style-name="T74">Edizione 2024<text:s/></text:span><text:span text:style-name="T75">fare mockup</text:span></text:p>
      <text:soft-page-break/>
      <text:p text:style-name="P76">Cinosport 2022<text:s/></text:p>
      <text:p text:style-name="P77"><text:span text:style-name="T78">Te</text:span><text:span text:style-name="T79">rr</text:span><text:span text:style-name="T80">ei in</text:span><text:span text:style-name="T81"><text:s/></text:span><text:span text:style-name="T82">sospeso</text:span><text:span text:style-name="T83"><text:s/>in quanto ci sono 2 versioni dello stesso logo</text:span></text:p>
      <text:p text:style-name="P84"/>
      <text:p text:style-name="Normale"><text:span text:style-name="T85">Anche in occasione di questo evento, organizzato dalla Federazione Italiana Sport Cinofili, mi sono occupata della<text:s/></text:span><text:span text:style-name="T86">realizzazione d</text:span><text:span text:style-name="T87">i</text:span><text:span text:style-name="T88"><text:s/>material</text:span><text:span text:style-name="T89">e</text:span><text:span text:style-name="T90"><text:s/>grafic</text:span><text:span text:style-name="T91">o</text:span><text:span text:style-name="T92"><text:s/>e promozional</text:span><text:span text:style-name="T93">e</text:span><text:span text:style-name="T94">.</text:span></text:p>
      <text:p text:style-name="P95"/>
      <text:list text:style-name="LFO1" text:continue-numbering="true">
        <text:list-item>
          <text:p text:style-name="P96">Grafica Per Social Media</text:p>
        </text:list-item>
      </text:list>
      <text:p text:style-name="P97"/>
      <text:p text:style-name="P98">Newsletter</text:p>
      <text:p text:style-name="Normale"><text:span text:style-name="T99">Lavorare alla creazione delle newsletter rivolte agli utenti CIS mi ha permesso di<text:s/></text:span><text:span text:style-name="T100">sperimentare</text:span><text:span text:style-name="T101"><text:s/>con diverse composizioni grafiche. Avevo la necessità di<text:s/></text:span><text:span text:style-name="T102">comunicare molteplici informazioni in maniera accattivante e interessante</text:span><text:span text:style-name="T103">, pur mantenendo il design delle newsletter facilmente leggibile e riconoscibile.</text:span></text:p>
      <text:p text:style-name="P104">Magari aggiungere anche imma con cane investigatore</text:p>
      <text:p text:style-name="P105">Open Day<text:s/>Osteopaticamente</text:p>
      <text:p text:style-name="Normale"><text:span text:style-name="T106">Il progetto è nato ascoltando le necessità del cliente: creare una<text:s/></text:span><text:span text:style-name="T107">grafica semplice ed efficace per informare e pubblicizzare l’evento</text:span><text:span text:style-name="T108">,</text:span><text:span text:style-name="T109"><text:s/>agli utenti dello studio osteopatico e non.</text:span></text:p>
      <text:p text:style-name="Normale"><text:span text:style-name="T110">In fase di progettazione ho cercato di dare il<text:s/></text:span><text:span text:style-name="T111">giusto risalto alle informazioni chiave</text:span><text:span text:style-name="T112"><text:s/>come data, luogo e orario dell’evento, informazioni fondamentali.</text:span></text:p>
      <text:p text:style-name="P113"/>
      <text:list text:style-name="LFO2" text:continue-numbering="true">
        <text:list-item>
          <text:p text:style-name="P114">Impaginazione</text:p>
        </text:list-item>
      </text:list>
      <text:p text:style-name="P115">Brochure CIS</text:p>
      <text:p text:style-name="Normale"><text:span text:style-name="T116">Progetto grafico<text:s/></text:span><text:span text:style-name="T117">semplice ed elegante</text:span><text:span text:style-name="T118"><text:s/></text:span><text:span text:style-name="T119">che illustra e spiega le attività e gli sport della Federazione Cinofila CIS.</text:span></text:p>
      <text:p text:style-name="P120">Flyer Saggio<text:s/>di danza<text:s/>'Cinque'</text:p>
      <text:p text:style-name="P121">In occasione del saggio di fine anno della scuola di danza da me frequentata “Spazio B ASD” ho collaborato nella realizzazione<text:s/>dei flyer esplicativi da consegnare al pubblico.</text:p>
      <text:p text:style-name="P122">Manifesto<text:s/>Spettacolo<text:s/>'Frammenti'</text:p>
      <text:p text:style-name="P123">Manifesto<text:s/>illustrativo<text:s/>del Saggio 'Frammenti' della scuola di sanza<text:s/>“Asimmetria<text:s/>ASD”</text:p>
      <text:p text:style-name="Normale"><text:span text:style-name="T124">Manifesto Campus Orienta Scuola</text:span></text:p>
      <text:p text:style-name="Normale"><text:span text:style-name="T125">Progetto creativo</text:span><text:span text:style-name="T126"><text:s/>realizzato per l’evento<text:s/></text:span><text:span text:style-name="T127">indetto dal Comune di<text:s/></text:span><text:span text:style-name="T128">Cinisello Balsamo:</text:span><text:span text:style-name="T129"><text:s/></text:span><text:span text:style-name="T130">l’o</text:span><text:span text:style-name="T131">rientamento<text:s/></text:span><text:span text:style-name="T132">nella scelta della Scuola Superiore</text:span><text:span text:style-name="T133">.</text:span></text:p>
      <text:p text:style-name="P134"><text:span text:style-name="T135">L’utilizzo</text:span><text:span text:style-name="T136"><text:s/>di frecce colorate</text:span><text:span text:style-name="T137"><text:s/>che suddividono le informazioni</text:span><text:span text:style-name="T138"><text:s/>e</text:span><text:span text:style-name="T139"><text:s/>di una<text:s/></text:span><text:span text:style-name="T140">mappa del tesoro</text:span><text:span text:style-name="T141"><text:s/>come sfondo arrivano dall’idea che scegliere la Scuola Superiore sia un “trovare la strada<text:s/></text:span><text:span text:style-name="T142">giusta</text:span><text:span text:style-name="T143">”</text:span><text:span text:style-name="T144">, “trovare la strada che fa per me”</text:span><text:span text:style-name="T145">.</text:span></text:p>
      <text:soft-page-break/>
      <text:p text:style-name="P146">Ho immaginato ogni singolo studente di terza media come un condottiero, pronto a decidere la strada da percorrere per proseguire gli studi, la strada giusta per raggiungere il tesoro, la meta finale.</text:p>
      <text:list text:style-name="LFO2" text:continue-numbering="true">
        <text:list-item>
          <text:p text:style-name="P147">Loghi</text:p>
        </text:list-item>
      </text:list>
      <text:h text:style-name="P148" text:outline-level="3">Fondazione Oristano</text:h>
      <text:p text:style-name="P149"><text:span text:style-name="T150">La Fondazione Oristano ha indetto un<text:s/></text:span><text:span text:style-name="T151">Concorso di idee</text:span><text:span text:style-name="T152">:<text:s/></text:span><text:span text:style-name="T153">ideare e creare</text:span><text:span text:style-name="T154"><text:s/>un progetto grafico in grado di sintetizzare e comunicare, con un unico<text:s/></text:span><text:span text:style-name="T155">logo</text:span><text:span text:style-name="T156">, la “visione” che è alla base del ruolo ricoperto dalla stessa Fondazione nel contesto locale e regionale sardo.</text:span></text:p>
      <text:p text:style-name="P157"/>
      <text:p text:style-name="P158"><text:span text:style-name="T159">Ho partecipato al concorso</text:span><text:span text:style-name="T160"><text:s/></text:span><text:span text:style-name="T161">proponendo un’idea</text:span><text:span text:style-name="T162"><text:s/></text:span><text:span text:style-name="T163">creativa ed accattivante</text:span><text:span text:style-name="T164">, scegliendo due dei simboli<text:s/></text:span><text:span text:style-name="T165">che più rappresentano la città di Oristano</text:span><text:span text:style-name="T166">:<text:s/></text:span><text:span text:style-name="T167">la Torre di Mariano II o di San Cristoforo, emblema di città medioevale e antico ingresso settentrionale</text:span><text:span text:style-name="T168"><text:s/>alla città</text:span><text:span text:style-name="T169"><text:s/>e la manifestazione equestre la Sartiglia, che caratterizza il Comune di Oristano da più di 500 anni.</text:span></text:p>
      <text:p text:style-name="P170"/>
      <text:p text:style-name="P171"><text:span text:style-name="T172">I due simboli caratterizzano il<text:s/></text:span><text:span text:style-name="T173">pittogramma<text:s/></text:span><text:span text:style-name="T174">del logo</text:span><text:span text:style-name="T175">:</text:span><text:span text:style-name="T176"><text:s/>un<text:s/></text:span><text:span text:style-name="T177">incastro tra le lettere F ed O</text:span><text:span text:style-name="T178"><text:s/>che concettualmente ricorda il momento in cui il cavaliere, durante la Sartiglia, riesce a prendere la stella infilzandola con la spada; la stessa stella è poi rappresentata sulla parte finale della F. Completa la lettera la<text:s/></text:span><text:span text:style-name="T179">sagoma della Torre di Mariano II</text:span><text:span text:style-name="T180">.</text:span></text:p>
      <text:p text:style-name="P181"/>
      <text:p text:style-name="P182">La soluzione scelta nella definizione del pittogramma si ricollega al concetto di incastro, di armonia, di legame, caratteristiche attribuibili alla Fondazione Oristano che riesce a gestire diverse e differenti attività incastrando bene il tutto, promuovendo e valorizzando la città. Questo concetto è ulteriormente rimarcato anche dal fatto che il logotipo è strettamente legato al pittogramma, completandolo.</text:p>
      <text:p text:style-name="P183"/>
      <text:p text:style-name="P184">Per quanto riguarda il font, ne è stato scelto uno in contrapposizione al “ricordo” del passato, un font moderno che conferisce movimento ed eleganza attraverso un gioco di curve e tratti solidi.<text:s/>I colori<text:s/>scelti<text:s/>invece fanno riferimento ai costumi tipici della tradizione oristanese.</text:p>
      <text:p text:style-name="P185"/>
      <text:p text:style-name="P186"/>
      <text:p text:style-name="P187"/>
      <text:soft-page-break/>
      <text:h text:style-name="P188" text:outline-level="3">Cinosport</text:h>
      <text:p text:style-name="P189">In sospeso in quanto ci sono 2 versioni dello stesso logo<text:s/>e poi vedere se c’è altro testo <text:s/>scritto su file salvato su mio pc</text:p>
      <text:p text:style-name="P190"/>
      <text:p text:style-name="P191"><text:span text:style-name="T192">In occasione dell’evento</text:span><text:span text:style-name="T193"><text:s/>CinoSport, il popolare evento sportivo annuale organizzato dalla Federazione Italiana Sport Cinofili</text:span><text:span text:style-name="T194">, mi è stato chiesto di progettarne il logo</text:span><text:span text:style-name="T195"><text:s/>che avrebbe dato poi una<text:s/></text:span><text:span text:style-name="T196">veste ufficiale all’evento</text:span><text:span text:style-name="T197"><text:s/>stesso.</text:span></text:p>
      <text:p text:style-name="P198"/>
      <text:p text:style-name="P199">, ed è stato elemento fondamentale per la sponsorizzazione dello stesso sui canali social, per la creazione dei gadget, e per i premi vinti dai partecipanti.</text:p>
      <text:p text:style-name="P200">La premessa del logo è di rappresentare al primo sguardo la natura di uno sport decisamente nuovo e poco conosciuto in Italia.</text:p>
      <text:p text:style-name="P2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wis721 Ex BT" svg:font-family="Swis721 Ex BT" style:font-family-generic="swiss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entury Gothic" svg:font-family="Century Gothic" style:font-family-generic="swiss" style:font-pitch="variable" svg:panose-1="2 11 5 2 2 2 2 2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style:style style:name="NormaleWeb" style:display-name="Normale (Web)" style:family="paragraph" style:parent-style-name="Normale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it" style:country-asian="IT" fo:hyphenate="false"/>
    </style:style>
    <style:style style:name="Nessunaspaziatura" style:display-name="Nessuna spaziatura" style:family="paragraph">
      <style:paragraph-properties fo:margin-bottom="0in" fo:line-height="100%"/>
      <style:text-properties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="Swis721 Ex BT" style:font-name-complex="Swis721 Ex BT" fo:color="#000000" style:letter-kerning="false" fo:font-size="12pt" style:font-size-asian="12pt" style:font-size-complex="12pt" fo:hyphenate="false"/>
    </style:style>
    <style:style style:name="Pa0" style:display-name="Pa0" style:family="paragraph" style:parent-style-name="Default" style:next-style-name="Default">
      <style:paragraph-properties style:line-height-at-least="0.1673in"/>
      <style:text-properties style:font-name-complex="Times New Roman" style:use-window-font-color="true" fo:hyphenate="false"/>
    </style:style>
    <style:style style:name="Pa2" style:display-name="Pa2" style:family="paragraph" style:parent-style-name="Default" style:next-style-name="Default">
      <style:paragraph-properties style:line-height-at-least="0.1673in"/>
      <style:text-properties style:font-name-complex="Times New Roman" style:use-window-font-color="true" fo:hyphenate="false"/>
    </style:style>
    <style:style style:name="A1" style:display-name="A1" style:family="text">
      <style:text-properties style:font-name-complex="Swis721 Ex BT" fo:color="#221E1F" fo:font-size="32pt" style:font-size-asian="32pt" style:font-size-complex="32pt"/>
    </style:style>
    <style:style style:name="A2" style:display-name="A2" style:family="text">
      <style:text-properties style:font-name-complex="Swis721 Ex BT" fo:font-weight="bold" style:font-weight-asian="bold" style:font-weight-complex="bold" fo:color="#221E1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ederazione Cinofila</meta:initial-creator>
    <dc:creator>Federazione Cinofila</dc:creator>
    <meta:creation-date>2024-05-23T13:08:00Z</meta:creation-date>
    <dc:date>2024-05-31T12:08:00Z</dc:date>
    <meta:template xlink:href="Normal.dotm" xlink:type="simple"/>
    <meta:editing-cycles>16</meta:editing-cycles>
    <meta:editing-duration>PT49860S</meta:editing-duration>
    <meta:document-statistic meta:page-count="4" meta:paragraph-count="12" meta:word-count="926" meta:character-count="6196" meta:row-count="44" meta:non-whitespace-character-count="5282"/>
  </office:meta>
</office:document-meta>
</file>